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 fo:font-size="12pt" style:font-size-asian="12pt" style:font-size-complex="12pt"/>
    </style:style>
    <style:style style:name="P2" style:family="paragraph" style:parent-style-name="Standard">
      <style:text-properties style:text-position="0% 100%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position="0% 100%" fo:font-size="12pt" fo:font-weight="bold" officeooo:rsid="002e68d6" officeooo:paragraph-rsid="002e68d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fo:font-weight="bold" officeooo:rsid="00069973" officeooo:paragraph-rsid="003063c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49c8c" officeooo:paragraph-rsid="00249c8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officeooo:paragraph-rsid="003063cf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003063c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063cf" officeooo:paragraph-rsid="003063c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3063cf" officeooo:paragraph-rsid="003063cf"/>
    </style:style>
    <style:style style:name="P13" style:family="paragraph" style:parent-style-name="Standard" style:list-style-name="L1">
      <style:text-properties fo:font-size="12pt" style:font-size-asian="12pt" style:font-size-complex="12pt"/>
    </style:style>
    <style:style style:name="P14" style:family="paragraph" style:parent-style-name="Standard" style:list-style-name="L2">
      <style:text-properties fo:font-size="12pt" style:font-size-asian="12pt" style:font-size-complex="12pt"/>
    </style:style>
    <style:style style:name="P15" style:family="paragraph" style:parent-style-name="Standard" style:list-style-name="L3">
      <style:text-properties fo:font-size="12pt" style:font-size-asian="12pt" style:font-size-complex="12pt"/>
    </style:style>
    <style:style style:name="P16" style:family="paragraph" style:parent-style-name="Standard" style:list-style-name="L4">
      <style:text-properties fo:font-size="12pt" style:font-size-asian="12pt" style:font-size-complex="12pt"/>
    </style:style>
    <style:style style:name="P17" style:family="paragraph" style:parent-style-name="Standard" style:list-style-name="L5">
      <style:text-properties fo:font-size="12pt" officeooo:paragraph-rsid="00249c8c" style:font-size-asian="12pt" style:font-size-complex="12pt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officeooo:rsid="00249c8c" officeooo:paragraph-rsid="00249c8c" style:font-size-asian="12pt" style:font-size-complex="12pt"/>
    </style:style>
    <style:style style:name="P19" style:family="paragraph" style:parent-style-name="Standard" style:list-style-name="L7">
      <style:text-properties style:text-position="0% 100%" fo:font-size="12pt" officeooo:rsid="002e68d6" officeooo:paragraph-rsid="002e68d6" style:font-size-asian="12pt" style:font-size-complex="12pt"/>
    </style:style>
    <style:style style:name="P20" style:family="paragraph" style:parent-style-name="Standard" style:list-style-name="L7">
      <style:text-properties style:text-position="0% 100%" officeooo:rsid="002150a3" officeooo:paragraph-rsid="002e68d6"/>
    </style:style>
    <style:style style:name="P21" style:family="paragraph" style:parent-style-name="Standard">
      <style:text-properties officeooo:rsid="0018d961" officeooo:paragraph-rsid="00249c8c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49c8c" style:font-weight-asian="bold" style:font-weight-complex="bold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officeooo:rsid="002ceb7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officeooo:rsid="00249c8c"/>
    </style:style>
    <style:style style:name="T12" style:family="text">
      <style:text-properties officeooo:rsid="00250244"/>
    </style:style>
    <style:style style:name="T13" style:family="text">
      <style:text-properties officeooo:rsid="0027bc39"/>
    </style:style>
    <style:style style:name="T14" style:family="text">
      <style:text-properties fo:font-size="12pt" officeooo:rsid="002e68d6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gebraic Structures</text:p>
      <text:p text:style-name="P7"/>
      <text:p text:style-name="P5">Algebraic system</text:p>
      <text:list xml:id="list1113502981" text:style-name="L1">
        <text:list-item>
          <text:p text:style-name="P13">Is a system consisting of a nonempty set <text:span text:style-name="T9">A</text:span> and one or more n-ary operations on the set A. It is denoted by (A, f<text:span text:style-name="T1">1</text:span><text:span text:style-name="T3">, f</text:span><text:span text:style-name="T1">2</text:span><text:span text:style-name="T3">, …) where f</text:span><text:span text:style-name="T1">1</text:span><text:span text:style-name="T3">, f</text:span><text:span text:style-name="T1">2</text:span><text:span text:style-name="T3">, … are </text:span><text:span text:style-name="T5">n-ary o</text:span><text:span text:style-name="T4">perations</text:span><text:span text:style-name="T3"> on A.</text:span></text:p>
        </text:list-item>
        <text:list-item>
          <text:p text:style-name="P13">An n-ray operation is a function from <text:span text:style-name="T9">A</text:span><text:span text:style-name="T10">n</text:span><text:span text:style-name="T2"> </text:span><text:span text:style-name="T6">→ A.</text:span></text:p>
        </text:list-item>
      </text:list>
      <text:p text:style-name="P1"/>
      <text:p text:style-name="P2">Algebraic structure</text:p>
      <text:list xml:id="list420048049" text:style-name="L2">
        <text:list-item>
          <text:p text:style-name="P14"><text:span text:style-name="T3">Is an algebraic system &lt; A, f</text:span><text:span text:style-name="T1">1</text:span><text:span text:style-name="T3">, f</text:span><text:span text:style-name="T1">2</text:span><text:span text:style-name="T3">, … R</text:span><text:span text:style-name="T1">1</text:span><text:span text:style-name="T3">, R</text:span><text:span text:style-name="T1">2</text:span><text:span text:style-name="T3"> &gt; where <text:s/>R</text:span><text:span text:style-name="T1">1</text:span><text:span text:style-name="T3">, R</text:span><text:span text:style-name="T1">2 </text:span><text:span text:style-name="T3">are relations defined between elements of A </text:span><text:span text:style-name="T4">so that the system has a structure</text:span><text:span text:style-name="T3">.</text:span></text:p>
        </text:list-item>
        <text:list-item>
          <text:p text:style-name="P14"><text:span text:style-name="T7">The structure imposed </text:span><text:span text:style-name="T3">in some manner attach (or relate) to the set, making it easier to visualize or work with, or endowing the collection with meaning or significance.</text:span></text:p>
        </text:list-item>
      </text:list>
      <text:p text:style-name="P1"/>
      <text:p text:style-name="P5">Closure property</text:p>
      <text:list xml:id="list79763994" text:style-name="L3">
        <text:list-item>
          <text:p text:style-name="P15">A set A is said to be closed with respect to an operation if this operation on members of A always produces another member of A.</text:p>
        </text:list-item>
        <text:list-item>
          <text:p text:style-name="P15">A binary operation on A is by definition(<draw:frame draw:style-name="fr1" draw:name="Object2" text:anchor-type="as-char" svg:y="-0.1484in" svg:width="0.9626in" svg:height="0.1846in" draw:z-index="0"><draw:object xlink:href="./Object 2" xlink:type="simple" xlink:show="embed" xlink:actuate="onLoad"/><draw:image xlink:href="./ObjectReplacements/Object 2" xlink:type="simple" xlink:show="embed" xlink:actuate="onLoad"/></draw:frame>) is closed</text:p>
        </text:list-item>
      </text:list>
      <text:p text:style-name="P7"/>
      <text:p text:style-name="P5">General properties for an algebraic system</text:p>
      <text:p text:style-name="P7">Let <text:span text:style-name="T9">A</text:span> be a nonempty set and let + and . be any two closed binary operations on A. Then for any elements a, b, c of A we have</text:p>
      <text:list xml:id="list577058960" text:style-name="L4">
        <text:list-item>
          <text:p text:style-name="P16">Associative property for + and .</text:p>
          <text:p text:style-name="P16">(a + b) + c = a + ( b + c)</text:p>
          <text:p text:style-name="P16">(a . b) . c = a . (b . c)</text:p>
        </text:list-item>
        <text:list-item>
          <text:p text:style-name="P16">Commutative property for + and .</text:p>
          <text:p text:style-name="P16">a + b = b + a</text:p>
          <text:p text:style-name="P16">a . b = b . a</text:p>
        </text:list-item>
        <text:list-item>
          <text:p text:style-name="P16"><text:span text:style-name="T8">Identity or distinguished</text:span> element x <text:span text:style-name="T8">for</text:span> + and .</text:p>
          <text:p text:style-name="P16">There exists a identity element x in A such that for any x in A</text:p>
          <text:p text:style-name="P16">a + x = a</text:p>
          <text:p text:style-name="P16">a . x = a</text:p>
        </text:list-item>
        <text:list-item>
          <text:p text:style-name="P16">Inverse element <text:span text:style-name="T8">under</text:span> + and .</text:p>
          <text:p text:style-name="P16">For each element a <text:s/>in A, there exists an element b in A such that </text:p>
          <text:p text:style-name="P16">a + b = x, the identity element</text:p>
          <text:p text:style-name="P16">a . b = x, the identity element</text:p>
        </text:list-item>
        <text:list-item>
          <text:p text:style-name="P16">Distributive law of . over + and vice-versa</text:p>
          <text:p text:style-name="P16">a . ( b + c) = (a . b) + (a . c)</text:p>
          <text:p text:style-name="P16">a + ( b . c) = (a . b) + c</text:p>
        </text:list-item>
        <text:list-item>
          <text:p text:style-name="P16">Cancellation property</text:p>
          <text:p text:style-name="P16">a + b = a + c =&gt; b = c</text:p>
          <text:p text:style-name="P16">a . b = a . c =&gt; b = c</text:p>
        </text:list-item>
        <text:list-item>
          <text:p text:style-name="P16">Idempotent property</text:p>
          <text:p text:style-name="P16">a + a = a</text:p>
          <text:p text:style-name="P16">a . a = a</text:p>
        </text:list-item>
      </text:list>
      <text:p text:style-name="P7"/>
      <text:p text:style-name="P2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Algebraic structures →</text:p>
          </table:table-cell>
          <table:table-cell table:style-name="Table1.A1" table:number-rows-spanned="2" office:value-type="string">
            <text:p text:style-name="P10">Semigroups</text:p>
          </table:table-cell>
          <table:table-cell table:style-name="Table1.A1" table:number-rows-spanned="2" office:value-type="string">
            <text:p text:style-name="P10">Monoids</text:p>
          </table:table-cell>
          <table:table-cell table:style-name="Table1.D1" table:number-rows-spanned="2" office:value-type="string">
            <text:p text:style-name="P10">Groups</text:p>
          </table:table-cell>
        </table:table-row>
        <table:table-row>
          <table:table-cell table:style-name="Table1.A2" office:value-type="string">
            <text:p text:style-name="P11">Structural properties</text:p>
            <text:p text:style-name="P11"><draw:frame draw:style-name="fr1" draw:name="Object1" text:anchor-type="as-char" svg:y="-0.1165in" svg:width="0.2016in" svg:height="0.1217in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2" office:value-type="string">
            <text:p text:style-name="P9">Closure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Yes</text:p>
          </table:table-cell>
          <table:table-cell table:style-name="Table1.D3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Associative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Yes</text:p>
          </table:table-cell>
          <table:table-cell table:style-name="Table1.D3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Identity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9">Yes</text:p>
          </table:table-cell>
          <table:table-cell table:style-name="Table1.D3" office:value-type="string">
            <text:p text:style-name="P9">Yes</text:p>
          </table:table-cell>
        </table:table-row>
        <table:table-row>
          <table:table-cell table:style-name="Table1.A2" office:value-type="string">
            <text:p text:style-name="P9">Inverse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No</text:p>
          </table:table-cell>
          <table:table-cell table:style-name="Table1.D3" office:value-type="string">
            <text:p text:style-name="P9">Yes</text:p>
          </table:table-cell>
        </table:table-row>
      </table:table>
      <text:p text:style-name="P4"/>
      <text:p text:style-name="P3">References</text:p>
      <text:list xml:id="list2079218252" text:style-name="L7">
        <text:list-item>
          <text:p text:style-name="P19">Grimaldi</text:p>
        </text:list-item>
        <text:list-item>
          <text:p text:style-name="P20"><text:a xlink:type="simple" xlink:href="http://en.wikipedia.org/wiki/Mathematical_structure"><text:span text:style-name="T14">Mathematical Structures</text:span></text:a></text:p>
        </text:list-item>
        <text:list-item>
          <text:p text:style-name="P20"><text:a xlink:type="simple" xlink:href="http://math.stackexchange.com/questions/261867/clarifications-about-the-definition-of-algebraic-systems-and-algebraic-structure"><text:span text:style-name="T14">Clarifications about the definition of algebraic systems and algebraic structur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0T07:02:21</meta:creation-date>
    <dc:date>2013-02-06T17:45:06</dc:date>
    <dc:creator>Kempa </dc:creator>
    <meta:editing-duration>PT5H52M10S</meta:editing-duration>
    <meta:editing-cycles>32</meta:editing-cycles>
    <meta:generator>LibreOffice/3.6$Linux_x86 LibreOffice_project/360m1$Build-2</meta:generator>
    <meta:document-statistic meta:table-count="1" meta:image-count="0" meta:object-count="2" meta:page-count="2" meta:paragraph-count="61" meta:word-count="444" meta:character-count="1852" meta:non-whitespace-character-count="1496"/>
  </office:meta>
</office:document-meta>
</file>

<file path=Object 1/content.xml><?xml version="1.0" encoding="utf-8"?>
<math xmlns="http://www.w3.org/1998/Math/MathML">
  <semantics>
    <mrow>
      <mo stretchy="false">↓</mo>
    </mrow>
    <annotation encoding="StarMath 5.0">downarrow</annotation>
  </semantics>
</math>
</file>

<file path=Object 2/content.xml><?xml version="1.0" encoding="utf-8"?>
<math xmlns="http://www.w3.org/1998/Math/MathML">
  <semantics>
    <mrow>
      <mi>f</mi>
      <mi mathvariant="normal">:</mi>
      <mrow>
        <mi>A</mi>
        <mo stretchy="false">×</mo>
        <mi>A</mi>
      </mrow>
      <mi>→</mi>
      <mi>A</mi>
    </mrow>
    <annotation encoding="StarMath 5.0">f : A times A → A</annotation>
  </semantics>
</math>
</file>